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40000030CC7FEEE5A9461F7E9.png" manifest:media-type="image/png"/>
  <manifest:file-entry manifest:full-path="Pictures/10000001000004DB0000030C9FE60CD2BE312E61.png" manifest:media-type="image/png"/>
  <manifest:file-entry manifest:full-path="Pictures/10000001000004DB0000030C2715D795AF2700F4.png" manifest:media-type="image/png"/>
  <manifest:file-entry manifest:full-path="Pictures/1000000100000186000001DFD86FBBCB705F3B45.png" manifest:media-type="image/png"/>
  <manifest:file-entry manifest:full-path="Pictures/10000001000004DB0000030C47BA42727483BB55.png" manifest:media-type="image/png"/>
  <manifest:file-entry manifest:full-path="Pictures/10000001000002DD0000030CD7788A465A6A2036.png" manifest:media-type="image/png"/>
  <manifest:file-entry manifest:full-path="Pictures/100000010000028E000002E1FF70B15CF394F278.png" manifest:media-type="image/png"/>
  <manifest:file-entry manifest:full-path="Pictures/10000001000002FE000002981874BE558BCF81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80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8" text:anchor-type="char" svg:width="17cm" svg:height="14.736cm" draw:z-index="7"><draw:image xlink:href="Pictures/10000001000002FE000002981874BE558BCF8105.png" xlink:type="simple" xlink:show="embed" xlink:actuate="onLoad" draw:mime-type="image/png"/></draw:frame></text:p>
      <text:p text:style-name="P1"><draw:frame draw:style-name="fr2" draw:name="Image7" text:anchor-type="char" svg:width="17cm" svg:height="19.158cm" draw:z-index="6"><draw:image xlink:href="Pictures/100000010000028E000002E1FF70B15CF394F27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ge6" text:anchor-type="char" svg:width="17cm" svg:height="18.089cm" draw:z-index="5"><draw:image xlink:href="Pictures/10000001000002DD0000030CD7788A465A6A2036.png" xlink:type="simple" xlink:show="embed" xlink:actuate="onLoad" draw:mime-type="image/png"/></draw:frame><text:soft-page-break/></text:p>
      <text:p text:style-name="P1"/>
      <text:p text:style-name="P1"><draw:frame draw:style-name="fr2" draw:name="Image5" text:anchor-type="char" svg:width="17cm" svg:height="10.666cm" draw:z-index="4"><draw:image xlink:href="Pictures/10000001000004DB0000030C47BA42727483BB55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4" text:anchor-type="char" svg:width="17cm" svg:height="10.666cm" draw:z-index="3"><draw:image xlink:href="Pictures/10000001000004DB0000030C2715D795AF2700F4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width="17cm" svg:height="10.666cm" draw:z-index="2"><draw:image xlink:href="Pictures/10000001000004DB0000030C9FE60CD2BE312E61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2" text:anchor-type="char" svg:width="17cm" svg:height="10.869cm" draw:z-index="1"><draw:image xlink:href="Pictures/10000001000004C40000030CC7FEEE5A9461F7E9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<draw:frame draw:style-name="fr3" draw:name="Image1" text:anchor-type="char" svg:width="10.319cm" svg:height="12.674cm" draw:z-index="0"><draw:image xlink:href="Pictures/1000000100000186000001DFD86FBBCB705F3B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0:05:35.391094315</meta:creation-date>
    <dc:date>2024-03-26T10:13:43.443519857</dc:date>
    <meta:editing-duration>PT8M9S</meta:editing-duration>
    <meta:editing-cycles>1</meta:editing-cycles>
    <meta:document-statistic meta:table-count="0" meta:image-count="8" meta:object-count="0" meta:page-count="6" meta:paragraph-count="0" meta:word-count="0" meta:character-count="0" meta:non-whitespace-character-count="0"/>
    <meta:generator>LibreOffice/7.3.7.2$Linux_X86_64 LibreOffice_project/30$Build-2</meta:generator>
  </office:meta>
</office:document-meta>
</file>